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800000"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start" style:justify-single-word="false"/>
      <style:text-properties style:font-name="Times New Roman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style:border-line-width-bottom="0.088cm 0.035cm 0.035cm" fo:padding="0.074cm" fo:border-left="none" fo:border-right="none" fo:border-top="none" fo:border-bottom="0.158cm double #000000" style:join-border="false"/>
      <style:text-properties fo:color="#800000" style:font-name="Times New Roman" fo:font-size="12pt" style:font-size-asian="12pt" style:font-size-complex="12pt"/>
    </style:style>
    <style:style style:name="P13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rol</text:p>
      <text:p text:style-name="Standard">-------</text:p>
      <text:p text:style-name="Standard"/>
      <text:p text:style-name="Standard"/>
      <text:p text:style-name="Standard">Carotte</text:p>
      <text:p text:style-name="Standard">racine</text:p>
      <text:p text:style-name="Standard">orange</text:p>
      <text:p text:style-name="Standard">nouritures</text:p>
      <text:p text:style-name="Standard"/>
      <text:p text:style-name="Standard"/>
      <text:p text:style-name="Standard">Il ce</text:p>
      <text:p text:style-name="Standard">tu,</text:p>
      <text:p text:style-name="Standard">se taire,</text:p>
      <text:p text:style-name="Standard">ce terre</text:p>
      <text:p text:style-name="Standard">se terrer</text:p>
      <text:p text:style-name="Standard">ce terre est</text:p>
      <text:p text:style-name="Standard">sous t'irai</text:p>
      <text:p text:style-name="Standard">sous terre, hein?</text:p>
      <text:p text:style-name="Standard">Cas vers né.</text:p>
      <text:p text:style-name="Standard"/>
      <text:p text:style-name="Standard"/>
      <text:p text:style-name="Standard">humains/dieu <text:s/>dieu/diable <text:s/>hommes/femmes </text:p>
      <text:p text:style-name="Standard">esprit/matière, jour/nuit soleil/néant</text:p>
      <text:p text:style-name="Standard"/>
      <text:p text:style-name="P1"/>
      <text:p text:style-name="P12"/>
      <text:p text:style-name="P1"/>
      <text:p text:style-name="P1"/>
      <text:p text:style-name="P6"/>
      <text:p text:style-name="P6">Helice</text:p>
      <text:p text:style-name="P6">Spirale</text:p>
      <text:p text:style-name="P6">Adn</text:p>
      <text:p text:style-name="P6">Helios</text:p>
      <text:p text:style-name="P6"/>
      <text:p text:style-name="P6">La course du soleil dans l'espace d'un point de vue galactique si je ne m'abuse. </text:p>
      <text:p text:style-name="P2"/>
      <text:p text:style-name="P2">Io Lune de jupiter.</text:p>
      <text:p text:style-name="P3">I O , Lu né de j'eu Pi Terre</text:p>
      <text:p text:style-name="P3"/>
      <text:p text:style-name="P4"/>
      <text:p text:style-name="P4">ROOT</text:p>
      <text:p text:style-name="P4">ROOF</text:p>
      <text:p text:style-name="P4">ROD</text:p>
      <text:p text:style-name="P4"/>
      <text:p text:style-name="P4"/>
      <text:p text:style-name="P4"/>
      <text:p text:style-name="P4"/>
      <text:p text:style-name="P4"/>
      <text:p text:style-name="P10"/>
      <text:p text:style-name="P9"/>
      <text:p text:style-name="P9"/>
      <text:p text:style-name="P9"><text:soft-page-break/></text:p>
      <text:p text:style-name="P9">Il a dit, l'homme qui fait ça, y faudrait qu' il fasse rien, qu'il laisse tomber.</text:p>
      <text:p text:style-name="P9">Et j'ai dis, jamais un homme abandonnera comme ça l'œuvre de sa vie.</text:p>
      <text:p text:style-name="P9"/>
      <text:p text:style-name="P9">Je savais pas que c'était moi.</text:p>
      <text:p text:style-name="P9">Bon soit.</text:p>
      <text:p text:style-name="P9">Donc voilà.</text:p>
      <text:p text:style-name="P9"/>
      <text:p text:style-name="P9">-</text:p>
      <text:p text:style-name="P9"/>
      <text:p text:style-name="P5">Je me souviens qu'un jour il m'a demandé un truc à propos du comportement des hommes et j'ai répondu " Revenez voir dans 2000 ans. " ( grosso modo; sous entendu : n'y compte pas trop. affirmé à mots perdus : rien ne bouge ici. )</text:p>
      <text:p text:style-name="P11">Et j'ai comme l'impression qu'on y est.</text:p>
      <text:p text:style-name="P9"/>
      <text:p text:style-name="P8">-------------------------------------------------------------------</text:p>
      <text:p text:style-name="P4"/>
      <text:p text:style-name="P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urent Franssen</meta:initial-creator>
    <meta:creation-date>2022-10-17T21:34:19.41</meta:creation-date>
    <dc:date>2023-09-16T17:12:02.60</dc:date>
    <dc:creator>Laurent Franssen</dc:creator>
    <meta:editing-duration>PT3H3S</meta:editing-duration>
    <meta:editing-cycles>10</meta:editing-cycles>
    <meta:generator>OpenOffice/4.1.11$Win32 OpenOffice.org_project/4111m1$Build-9808</meta:generator>
    <meta:document-statistic meta:table-count="0" meta:image-count="0" meta:object-count="0" meta:page-count="2" meta:paragraph-count="36" meta:word-count="161" meta:character-count="900"/>
  </office:meta>
</office:document-meta>
</file>